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115" table:style-name="ce1">
            <text:p>115</text:p>
          </table:table-cell>
          <table:table-cell office:value-type="float" office:value="81" table:style-name="ce1">
            <text:p>81</text:p>
          </table:table-cell>
          <table:table-cell office:value-type="float" office:value="744" table:style-name="ce1">
            <text:p>744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5" table:style-name="ce1">
            <text:p>65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116" table:style-name="ce1">
            <text:p>116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70" table:style-name="ce1">
            <text:p>70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150" table:style-name="ce1">
            <text:p>150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97" table:style-name="ce1">
            <text:p>97</text:p>
          </table:table-cell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32" table:style-name="ce1">
            <text:p>132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132" table:style-name="ce1">
            <text:p>132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138" table:style-name="ce1">
            <text:p>138</text:p>
          </table:table-cell>
          <table:table-cell office:value-type="float" office:value="81" table:style-name="ce1">
            <text:p>8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02" table:style-name="ce1">
            <text:p>102</text:p>
          </table:table-cell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Saiz García, Miguel</dc:creator>
    <dc:date>2024-02-24T12:48:55Z</dc:date>
    <meta:editing-duration>PT0S</meta:editing-duration>
  </office:meta>
</office:document-meta>
</file>